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>
        <style:tab-stops>
          <style:tab-stop style:position="8.532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История версий <text:span text:style-name="T1">EVO-DOS</text:span></text:p>
      <text:p text:style-name="P6"/>
      <text:p text:style-name="P1">17.03.2011 <text:span text:style-name="T2">Версия 0.24 Доработки.</text:span></text:p>
      <text:p text:style-name="P1"><text:span text:style-name="T2">- переделано сохранение разрешенных/запрещенных прерываний, перехватчик теперь всегда работает при запрещенных прерываниях.</text:span></text:p>
      <text:p text:style-name="P1"><text:span text:style-name="T2">- переделано определение в какие порты должна происходить запись при перехвате.</text:span></text:p>
      <text:p text:style-name="P1"><text:span text:style-name="T2">- переделан перехват записи в порт </text:span>#FF, <text:span text:style-name="T2">освобожден рестарт </text:span>RST #30.</text:p>
      <text:p text:style-name="P1"/>
      <text:p text:style-name="P1">28.02.2011 <text:span text:style-name="T2">Версия 0.23 Испраление ошибок.</text:span></text:p>
      <text:p text:style-name="P3">- исправил невосстановление разрешенных прерываний при выходе из перехватчика обращений к портам ВГ93, если они были разрешены на входе. </text:p>
      <text:p text:style-name="P1"/>
      <text:p text:style-name="P1">27.02.2011 <text:span text:style-name="T2">Версия 0.22 Исправление ошибок.</text:span></text:p>
      <text:p text:style-name="P3">- устраненена неправильная запись в порты при перехвате обращений к портам, если порты не имеют отношение к ВГ93.</text:p>
      <text:p text:style-name="P1"/>
      <text:p text:style-name="P1">12.02.2011 <text:span text:style-name="T2">Версия 0.21 Исправление ошибок.</text:span></text:p>
      <text:p text:style-name="P1"><text:span text:style-name="T2">- исправлена ошибка перехвата адреса </text:span>#2A53.</text:p>
      <text:p text:style-name="P3">- перехватчик обращений к портам ВГ теперь работает при запрещенных прерываниях.</text:p>
      <text:p text:style-name="P1">- <text:span text:style-name="T2">исправлен выход из вызова </text:span>#3D13 <text:span text:style-name="T2">с разрешенными прерываниями при работе с рамдиском.</text:span></text:p>
      <text:p text:style-name="P1"><text:span text:style-name="T2">- переделано чтение порта </text:span>#1F <text:span text:style-name="T2">для рамдиска.</text:span></text:p>
      <text:p text:style-name="P3"/>
      <text:p text:style-name="P1"><text:span text:style-name="T2">07</text:span>.<text:span text:style-name="T2">02.2011 Версия 0.2 Продолжение переделок.</text:span></text:p>
      <text:p text:style-name="P3">- обновлена база фиксированного расположения кода.</text:p>
      <text:p text:style-name="P1"><text:span text:style-name="T2">- переделан выход из перехвата обращений к портам </text:span>ВГ93,<text:span text:style-name="T2"> теперь проверяется текущий выбранный дисковод и возвращается соотвествующая страница </text:span>DOS.</text:p>
      <text:p text:style-name="P3">- переделан перехват <text:span text:style-name="T1">LDIR </text:span>и добавлен перехват адреса <text:span text:style-name="T1">#1C7.</text:span></text:p>
      <text:p text:style-name="P3">- в связи с переделкой перехвата <text:span text:style-name="T1">LDIR адрес</text:span> <text:span text:style-name="T1">#</text:span>2<text:span text:style-name="T1">A53 </text:span>теперь перехватывается всегда, «Черного ворона» можно запускать в любом порядке (1 диск - рамдиск, 2 диск - реальная дискета так и наоборот).</text:p>
      <text:p text:style-name="P1"/>
      <text:p text:style-name="P1">26.<text:span text:style-name="T2">01.2011 Версия 0.19 Исправление ошибки.</text:span></text:p>
      <text:p text:style-name="P1"><text:span text:style-name="T2">- устранил последствия устранения ошибки подпрограмме </text:span>#3E44 (SEEK), <text:span text:style-name="T2">не сохранялся номер дорожки при форматировании и невозможно было отформатировать реальный диск.</text:span></text:p>
      <text:p text:style-name="P3"/>
      <text:p text:style-name="P3">22.01.2011 Версия 0.18 Исправления ошибок.</text:p>
      <text:p text:style-name="P3">- обновлена база фиксированного расположения кода.</text:p>
      <text:p text:style-name="P3">- сделан перехват команд <text:span text:style-name="T1">LDIR, </text:span>заработали почти все номера журналы <text:span text:style-name="T1">ZX-Format </text:span>в формате <text:span text:style-name="T1">TRD.</text:span></text:p>
      <text:p text:style-name="P1"/>
      <text:p text:style-name="P1">30.12.2010 <text:span text:style-name="T2">Версия 0.17 Исправление ошибок</text:span></text:p>
      <text:p text:style-name="P3">- исправлена ошибка не форматирования рамдиска. Не создавался маркер из-за чего после форматирования рамдиск пропадал.</text:p>
      <text:p text:style-name="P3">- не исправлена пока невозможность отформатировать рамдиск, если после включения он не был отформатирован сервисом или не был загружен образ. </text:p>
      <text:p text:style-name="P3"/>
      <text:p text:style-name="P3">29.12.2010 Версия 0.16 Продолжение переделок и продолжение второго этапа.</text:p>
      <text:p text:style-name="P3">- исправлена ошибка <text:span text:style-name="T1">RUN “filename” CODE.</text:span></text:p>
      <text:p text:style-name="P3">- в связи с поддержкой <text:span text:style-name="T1">FDI </text:span>изменена работа с рамдиском, сделана работа через таблицу. Сделана поддержка секторов на 256, 512, 1024 байта (для 128 не доделан). <text:span text:style-name="T1">IS-DOS </text:span>работает!!!</text:p>
      <text:p text:style-name="P4">- форматирование для рамдиска из программ отсуствует.</text:p>
      <text:p text:style-name="P4">- в титульной надписи измена надпись <text:span text:style-name="T1">«BETA 128». </text:span>Теперь отображается режим эмуляции: при работе с реальным диском <text:span text:style-name="T1">«EMUL 3D13», </text:span>при работе с рамдиском <text:span text:style-name="T1">«EMUL 3D2F».</text:span></text:p>
      <text:p text:style-name="P4">- устранено зависание при не инициализированном или не загруженном рамдиске. Теперь выводится сообщение <text:span text:style-name="T1">«No disk».</text:span></text:p>
      <text:p text:style-name="P3"/>
      <text:p text:style-name="P3">11.12.2010 Версия 0.15 Продолжение переделок и переход ко второму этапу.</text:p>
      <text:p text:style-name="P3"><text:soft-page-break/>- вернул таблицы токенов в текстовом виде для <text:span text:style-name="T1">Basic 128.</text:span></text:p>
      <text:p text:style-name="P3">- сделан перехватчик обращений к портам ВГ93 с переключением прошивок в <text:span text:style-name="T1">DOS </text:span>в зависимости от выбранного диска.</text:p>
      <text:p text:style-name="P3"><text:span text:style-name="T1">- </text:span>провел тестирование программ с рамдиска работающих <text:span text:style-name="T1">c DOS </text:span>через <text:span text:style-name="T1">#3D2F. </text:span>В тестировании принимали участие следующие программы:</text:p>
      <text:p text:style-name="P3">Демки работающие <text:span text:style-name="T1">Refresh, Insult, Dogma, Nature Rules. Eye Ache 2 </text:span>частично работает, сначала слетает звук, потом графика и перестает рабтать. Совсем не заработала <text:span text:style-name="T1">Anamnesis.</text:span> Надо еще смотреть.</text:p>
      <text:p text:style-name="P3">Не работает <text:span text:style-name="T1">Quick Comander 3.11 </text:span>с загрузчиком через <text:span text:style-name="T1">#3D2F (</text:span>с загрузчиком через <text:span text:style-name="T1">#3D13 </text:span>не проверял), так как загрузчик сделан через стек который портится.</text:p>
      <text:p text:style-name="P3">Не работают дисковые утилиты <text:span text:style-name="T1">ADS, DCU, RDS. </text:span></text:p>
      <text:p text:style-name="P3">Работают игры с загрузкой через <text:span text:style-name="T1">#3D2F, </text:span>но проверены выборочно следующие игры: <text:span text:style-name="T1">Soldier of the future, Quazatron, Lord of chaos, Lode Runner.</text:span></text:p>
      <text:p text:style-name="P1"/>
      <text:p text:style-name="P1">06.12.2010 <text:span text:style-name="T2">Версия 0.14 Продолжение переделок.</text:span></text:p>
      <text:p text:style-name="P3">- обновлена база фиксированного расположения кода.</text:p>
      <text:p text:style-name="P3">- начало рамдиска переехало на одну страницу вниз.</text:p>
      <text:p text:style-name="P1"/>
      <text:p text:style-name="P1">28.11.2010 <text:span text:style-name="T2">Версия 0.13 Исправление ошибок.</text:span></text:p>
      <text:p text:style-name="P3">- подправлена процедура обнаружения диска. Не выставлялся номер дорожки в команде поиска.</text:p>
      <text:p text:style-name="P3"/>
      <text:p text:style-name="P1"><text:span text:style-name="T2">24</text:span>.11.2010 <text:span text:style-name="T2">Версия 0.12. Исправление ошибок.</text:span></text:p>
      <text:p text:style-name="P1">- <text:span text:style-name="T2">исправлена ошибка не восстановления введеной строки в буфере редактора при дисковой ошибке.</text:span></text:p>
      <text:p text:style-name="P3"/>
      <text:p text:style-name="P3">20.11.2010 Версия 0.11. Продолжение переделок и продолжение первого этапа.</text:p>
      <text:p text:style-name="P3">- обновлена база фиксированного расположения кода, снова заработали такие программы как <text:span text:style-name="T1">DCU, ADS.</text:span></text:p>
      <text:p text:style-name="P3">- удалены команды 40 и 80, более не поддерживаются.</text:p>
      <text:p text:style-name="P3">- команда <text:span text:style-name="T1">FORMAT </text:span>форматирует только стандартный формат дискеты (80 дорожек, 2 стороны). При форматировании отображаются текущая форматируемая дорожка и сторона. Форматирование всегда производится с последовательностью номеров секторов на дорожке 1,<text:span text:style-name="T1">2,3,4 </text:span>и так далее. Если фоматируется виртуальный дисковод, то производится только инициализация директории. Команда вида <text:span text:style-name="T1">FORMAT “$</text:span>имядиска<text:span text:style-name="T1">” </text:span>для форматирования дискеты как 80 дорожечной односторонней более не поддерживается, символ <text:span text:style-name="T1">“$” </text:span>в имени теперь является частью имени.</text:p>
      <text:p text:style-name="P3">- переделана функция интерпретатора 1 (вызываемого через точку входа <text:span text:style-name="T1">#3D13</text:span>) для определения наличия диска. Теперь наличие диска определяется по другому и не происходит потери диска при включенном турбо режиме.</text:p>
      <text:p text:style-name="P1"/>
      <text:p text:style-name="P3"><text:span text:style-name="T1">13.11.2010 </text:span>Версия 0.1.1. Исправление ошибки.</text:p>
      <text:p text:style-name="P3">- исправлена ошибка работы с <text:span text:style-name="T1">CMOS </text:span>из-за чего принудительно включался турбо режим.</text:p>
      <text:p text:style-name="P3">- в связи с изменением базовой конфигурации переделана работа с <text:span text:style-name="T1">CMOS </text:span>в режиме ДОС.</text:p>
      <text:p text:style-name="P1"/>
      <text:p text:style-name="P3"><text:span text:style-name="T1">28.10.2010 </text:span>Версия 0.1 Все только начинается, первый этап.</text:p>
      <text:p text:style-name="P1">- <text:span text:style-name="T2">большая ревизия сорцов, за основу взят какой-то </text:span>TR-DOS 5.03<text:span text:style-name="T2">;</text:span></text:p>
      <text:p text:style-name="P1"><text:span text:style-name="T2">- произведено некоторое уплотнение кода, переписаны конструкции вида </text:span>CALL label:RET;</text:p>
      <text:p text:style-name="P3">- для некоторых частей кода произведена фиксация по адресам расположения для программ работающим через адрес <text:span text:style-name="T1">#3D2F, </text:span>начато создание базы по адресам кода который нельзя перемещать<text:span text:style-name="T1">;</text:span></text:p>
      <text:p text:style-name="P3">- удалено все имеюшее отношение к <text:span text:style-name="T1">Interface 1;</text:span></text:p>
      <text:p text:style-name="P3">- удален весь код обработки кнопки <text:span text:style-name="T1">Magic, </text:span>по адресу <text:span text:style-name="T1">#0066 </text:span>расположен код <text:span text:style-name="T1">EI:RETN. </text:span>Удален код имеющий отношение к команде <text:span text:style-name="T1">GOTO, </text:span>команда более не поддерживается. После удаление кода освобождено примерно 1300 байт;</text:p>
      <text:p text:style-name="P3"><text:span text:style-name="T1">- </text:span>исправлена проблема <text:span text:style-name="T1">«Out of memory». </text:span>Проблема была глубже, но никак не в команде <text:span text:style-name="T1">LIST. </text:span>Команда <text:span text:style-name="T1">LIST </text:span>просто оказалась крайней из-за наиболее частого использования. На самом деле проблема была в интерпретаторе команд и не полной обработке буфера команд, не происходила очистка буфера строки после исполнения команды;</text:p>
      <text:p text:style-name="P3">- сделано: текущий дисковод считывается из ячейки <text:span text:style-name="T1">#10</text:span> <text:span text:style-name="T1">CMOS </text:span>и устанавливается по умолчанию при любом способе входа в <text:span text:style-name="T1">DOS;</text:span></text:p>
      <text:p text:style-name="P3"><text:soft-page-break/><text:span text:style-name="T1">- сделана работа с рамдиском </text:span>(виртуальным диском)<text:span text:style-name="T1">, </text:span>виртуальный диск<text:span text:style-name="T1"> </text:span>начинается<text:span text:style-name="T1"> в последнем мегабайте </text:span>и начинается с номера страницы <text:span text:style-name="T1">#FE</text:span> и растет вниз;</text:p>
      <text:p text:style-name="P3"><text:span text:style-name="T1">- </text:span>сделано: введено понятие виртуального дисковода, номер виртуального дисковода считывается из ячейки <text:span text:style-name="T1">#0F CMOS. </text:span>При совпадении имени дисковода и виртуального дисководов вся работа перенаправляется на работу с рамдиском;</text:p>
      <text:p text:style-name="P3">- работа с виртуальным дисководом сделана только для обращений через <text:span text:style-name="T1">#3D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3-17T21:33:44.10</dc:date>
    <meta:editing-duration>P2DT6H38M27S</meta:editing-duration>
    <meta:editing-cycles>53</meta:editing-cycles>
    <meta:generator>LibreOffice/3.3$Win32 LibreOffice_project/330m19$Build-6</meta:generator>
    <meta:document-statistic meta:table-count="0" meta:image-count="0" meta:object-count="0" meta:page-count="3" meta:paragraph-count="67" meta:word-count="942" meta:character-count="6725"/>
  </office:meta>
</office:document-meta>
</file>